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1">
            <text:p>DSH6661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7053.0">
            <text:p>7053.0</text:p>
          </table:table-cell>
          <table:table-cell office:value-type="float" office:value="41.0">
            <text:p>41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24">
            <text:p>mixed,terrestrial,24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9.7">
            <text:p>-9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6">
            <text:p>DSH6666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707.0">
            <text:p>6707.0</text:p>
          </table:table-cell>
          <table:table-cell office:value-type="float" office:value="52.0">
            <text:p>52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20">
            <text:p>mixed,terrestrial,20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5">
            <text:p>DSH6665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729.0">
            <text:p>6729.0</text:p>
          </table:table-cell>
          <table:table-cell office:value-type="float" office:value="44.0">
            <text:p>4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76">
            <text:p>mixed,terrestrial,7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7.4">
            <text:p>-7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4">
            <text:p>DSH6664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316.0">
            <text:p>6316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3">
            <text:p>DSH6663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4728.0">
            <text:p>4728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96">
            <text:p>mixed,terrestrial,9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9">
            <text:p>DSH6669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1646.0">
            <text:p>1646.0</text:p>
          </table:table-cell>
          <table:table-cell office:value-type="float" office:value="51.0">
            <text:p>51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84">
            <text:p>mixed,terrestrial,84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2">
            <text:p>DSH6662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5554.0">
            <text:p>5554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0">
            <text:p>DSH6660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197.0">
            <text:p>6197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7">
            <text:p>mixed,terrestrial,67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59">
            <text:p>DSH6659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2235.0">
            <text:p>2235.0</text:p>
          </table:table-cell>
          <table:table-cell office:value-type="float" office:value="25.0">
            <text:p>2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7">
            <text:p>DSH6667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380.0">
            <text:p>6380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8">
            <text:p>DSH6668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285.0">
            <text:p>6285.0</text:p>
          </table:table-cell>
          <table:table-cell office:value-type="float" office:value="39.0">
            <text:p>39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Cala_Liberotto-12">
            <text:p>Cala_Liberotto-12</text:p>
          </table:table-cell>
          <table:table-cell office:value-type="float" office:value="40.44">
            <text:p>40.44</text:p>
          </table:table-cell>
          <table:table-cell office:value-type="float" office:value="9.78">
            <text:p>9.78</text:p>
          </table:table-cell>
          <table:table-cell office:value-type="float" office:value="9290.0">
            <text:p>9290.0</text:p>
          </table:table-cell>
          <table:table-cell office:value-type="float" office:value="75.0">
            <text:p>75.0</text:p>
          </table:table-cell>
          <table:table-cell office:value-type="string" office:value="Shell in beachrock">
            <text:p>Shell in beachrock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3.5">
            <text:p>-33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